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9300000060F26B261DB0BB24B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text-indent="0.25in" style:auto-text-indent="false"/>
    </style:style>
    <style:style style:name="P3" style:family="paragraph" style:parent-style-name="Header">
      <style:paragraph-properties>
        <style:tab-stops>
          <style:tab-stop style:position="1.9689in"/>
          <style:tab-stop style:position="6.6937in" style:type="right"/>
        </style:tab-stops>
      </style:paragraph-properties>
    </style:style>
    <style:style style:name="P4" style:family="paragraph" style:parent-style-name="List_20_Paragraph" style:list-style-name="WWNum4">
      <style:paragraph-properties fo:margin-top="0in" fo:margin-bottom="0in" style:contextual-spacing="true"/>
      <style:text-properties officeooo:paragraph-rsid="0008f081"/>
    </style:style>
    <style:style style:name="P5" style:family="paragraph" style:parent-style-name="List_20_Paragraph" style:list-style-name="WWNum4">
      <style:paragraph-properties fo:margin-top="0in" fo:margin-bottom="0in" style:contextual-spacing="true"/>
      <style:text-properties officeooo:paragraph-rsid="000ae9b0"/>
    </style:style>
    <style:style style:name="P6" style:family="paragraph" style:parent-style-name="List_20_Paragraph" style:list-style-name="WWNum4">
      <style:paragraph-properties fo:margin-top="0in" fo:margin-bottom="0in" style:contextual-spacing="true"/>
      <style:text-properties officeooo:paragraph-rsid="000c1a67"/>
    </style:style>
    <style:style style:name="P7" style:family="paragraph" style:parent-style-name="List_20_Paragraph" style:list-style-name="WWNum4">
      <style:paragraph-properties fo:margin-top="0in" fo:margin-bottom="0in" style:contextual-spacing="true"/>
      <style:text-properties officeooo:paragraph-rsid="000dc890"/>
    </style:style>
    <style:style style:name="P8" style:family="paragraph" style:parent-style-name="List_20_Paragraph" style:list-style-name="WWNum4">
      <style:paragraph-properties fo:margin-top="0in" fo:margin-bottom="0in" style:contextual-spacing="true"/>
      <style:text-properties officeooo:rsid="000ae9b0" officeooo:paragraph-rsid="000ae9b0"/>
    </style:style>
    <style:style style:name="P9" style:family="paragraph" style:parent-style-name="List_20_Paragraph" style:list-style-name="WWNum4">
      <style:paragraph-properties fo:margin-top="0in" fo:margin-bottom="0in" style:contextual-spacing="true">
        <style:tab-stops>
          <style:tab-stop style:position="6.3in" style:type="right"/>
        </style:tab-stops>
      </style:paragraph-properties>
    </style:style>
    <style:style style:name="P10" style:family="paragraph" style:parent-style-name="Standard" style:list-style-name="">
      <style:paragraph-properties fo:margin-top="0in" fo:margin-bottom="0in" style:contextual-spacing="false" fo:line-height="100%"/>
      <style:text-properties style:font-name="Arial" fo:font-size="12pt" style:font-size-asian="12pt" style:font-name-complex="Arial1" style:font-size-complex="12pt"/>
    </style:style>
    <style:style style:name="P11" style:family="paragraph" style:parent-style-name="Standard" style:list-style-name="" style:master-page-name="First_20_Page">
      <style:paragraph-properties fo:margin-top="0in" fo:margin-bottom="0in" style:contextual-spacing="false" fo:line-height="100%" style:page-number="auto"/>
      <style:text-properties style:font-name="Arial" fo:font-size="12pt" style:font-size-asian="12pt" style:font-name-complex="Arial1" style:font-size-complex="12pt"/>
    </style:style>
    <style:style style:name="P12" style:family="paragraph" style:parent-style-name="Standard">
      <style:paragraph-properties fo:margin-top="0in" fo:margin-bottom="0in" style:contextual-spacing="false"/>
      <style:text-properties style:font-name="Arial" fo:font-size="12pt" style:font-size-asian="12pt" style:font-name-complex="Arial1" style:font-size-complex="12pt"/>
    </style:style>
    <style:style style:name="P13" style:family="paragraph" style:parent-style-name="Standard">
      <style:paragraph-properties fo:margin-left="0.0016in" fo:margin-top="0in" fo:margin-bottom="0in" style:contextual-spacing="false"/>
    </style:style>
    <style:style style:name="P14" style:family="paragraph" style:parent-style-name="Standard" style:list-style-name="">
      <style:paragraph-properties fo:margin-top="0in" fo:margin-bottom="0in" style:contextual-spacing="false" fo:line-height="100%"/>
      <style:text-properties style:font-name="Calibri" fo:font-size="12pt" style:font-size-asian="12pt" style:font-size-complex="12pt"/>
    </style:style>
    <style:style style:name="P15"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P16"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P17" style:family="paragraph" style:parent-style-name="Standard">
      <style:paragraph-properties fo:margin-top="0in" fo:margin-bottom="0in" style:contextual-spacing="false"/>
    </style:style>
    <style:style style:name="P18"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P19" style:family="paragraph" style:parent-style-name="Standard" style:list-style-name="">
      <style:paragraph-properties fo:margin-top="0in" fo:margin-bottom="0in" style:contextual-spacing="false" fo:line-height="100%"/>
    </style:style>
    <style:style style:name="P20" style:family="paragraph">
      <loext:graphic-properties draw:fill="none"/>
      <style:paragraph-properties fo:text-align="start"/>
      <style:text-properties fo:font-size="18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08f081" style:font-size-asian="12pt" style:font-name-complex="Arial1" style:font-size-complex="12pt"/>
    </style:style>
    <style:style style:name="T3" style:family="text">
      <style:text-properties style:font-name="Arial" fo:font-size="12pt" officeooo:rsid="000ae9b0" style:font-size-asian="12pt" style:font-name-complex="Arial1" style:font-size-complex="12pt"/>
    </style:style>
    <style:style style:name="T4" style:family="text">
      <style:text-properties style:font-name="Arial" fo:font-size="12pt" officeooo:rsid="000c1a67" style:font-size-asian="12pt" style:font-name-complex="Arial1" style:font-size-complex="12pt"/>
    </style:style>
    <style:style style:name="T5" style:family="text">
      <style:text-properties style:font-name="Arial" fo:font-size="12pt" officeooo:rsid="000d4802" style:font-size-asian="12pt" style:font-name-complex="Arial1" style:font-size-complex="12pt"/>
    </style:style>
    <style:style style:name="T6" style:family="text">
      <style:text-properties style:font-name="Arial" fo:font-size="12pt" officeooo:rsid="000d91ae" style:font-size-asian="12pt" style:font-name-complex="Arial1" style:font-size-complex="12pt"/>
    </style:style>
    <style:style style:name="T7" style:family="text">
      <style:text-properties style:font-name="Arial" fo:font-size="12pt" officeooo:rsid="000dc890" style:font-size-asian="12pt" style:font-name-complex="Arial1" style:font-size-complex="12pt"/>
    </style:style>
    <style:style style:name="T8" style:family="text">
      <style:text-properties style:font-name="Arial" fo:font-size="12pt" officeooo:rsid="000e3f9f" style:font-size-asian="12pt" style:font-name-complex="Arial1" style:font-size-complex="12pt"/>
    </style:style>
    <style:style style:name="T9"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0" style:family="text">
      <style:text-properties style:font-name="Calibri"/>
    </style:style>
    <style:style style:name="T11" style:family="text">
      <style:text-properties style:font-name="Calibri" fo:font-size="12pt" style:font-size-asian="12pt" style:font-size-complex="12pt"/>
    </style:style>
    <style:style style:name="T12" style:family="text">
      <style:text-properties style:font-name="Calibri" fo:font-size="12pt" fo:font-weight="bold" style:font-size-asian="12pt" style:font-weight-asian="bold" style:font-size-complex="12pt"/>
    </style:style>
    <style:style style:name="T13" style:family="text">
      <style:text-properties style:font-name="Times New Roman" fo:font-size="10pt" style:font-size-asian="10pt" style:font-name-complex="Times New Roman1" style:font-size-complex="10pt"/>
    </style:style>
    <style:style style:name="T14" style:family="text">
      <style:text-properties fo:font-weight="bold" style:font-weight-asian="bol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26in" fo:margin-right="0.0063in" fo:margin-top="0.0146in" fo:margin-bottom="0.00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25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loext:marker-style-name="T1"/>
      <text:h text:style-name="P10" text:outline-level="1" loext:marker-style-name="T1"/>
      <text:h text:style-name="P10" text:outline-level="1" loext:marker-style-name="T1"/>
      <text:p text:style-name="P13" loext:marker-style-name="T1"><text:span text:style-name="T1">Sie arbeiten in einem IT-Unternehmen und unterstützen die Abteilungsleitung bei Planungen zur Datenverarbeitung. Sie erhalten die Aufgabe sich für ein Meeting auf die anstehende Thematik vorzubereiten und eine kurze Präsentation zu erstellen.</text:span><text:span text:style-name="T1"/></text:p>
      <text:h text:style-name="P14" text:outline-level="1" loext:marker-style-name="T1"/>
      <text:h text:style-name="P14" text:outline-level="1" loext:marker-style-name="T11"/>
      <text:p text:style-name="P17" loext:marker-style-name="T9"><text:span text:style-name="T9">Aufgabe:</text:span><text:span text:style-name="T9"/></text:p>
      <text:p text:style-name="P12" loext:marker-style-name="T1"/>
      <text:p text:style-name="P17" loext:marker-style-name="T1"><text:span text:style-name="T1">Erstellen Sie eine Präsentation, in der die folgenden Fragen beantwortet werden.</text:span><text:span text:style-name="T1"/></text:p>
      <text:p text:style-name="P12" loext:marker-style-name="T1"/>
      <text:list text:style-name="WWNum4">
        <text:list-item>
          <text:p text:style-name="P4" loext:marker-style-name="T1"><text:span text:style-name="T1">Seit wann wird der Datenschutz in Deutschland gesetzlich geregelt?</text:span></text:p>
          <text:p text:style-name="P4" loext:marker-style-name="T1"><text:span text:style-name="T5">Das BDSG trat </text:span><text:span text:style-name="T2">1.1.1978 </text:span><text:span text:style-name="T5">in Kraft.</text:span><text:span text:style-name="T1"><text:line-break/></text:span></text:p>
        </text:list-item>
        <text:list-item>
          <text:p text:style-name="P4" loext:marker-style-name="T1"><text:span text:style-name="T1">Auf welcher gesetzlichen Grundlage beruhte das BDSG?<text:line-break/>(Warum wurde die Europäische Datenschutzgrundverordnung notwendig?)</text:span></text:p>
          <text:p text:style-name="P4" loext:marker-style-name="T1"><text:span text:style-name="T5">Das BDSG basiert auf der Datenschutzgrundverordnung.</text:span><text:span text:style-name="T1"><text:line-break/></text:span></text:p>
        </text:list-item>
        <text:list-item>
          <text:p text:style-name="P4" loext:marker-style-name="T1"><text:span text:style-name="T1">BDSG oder LDSG: Wann gilt welches Datenschutzrecht?<text:line-break/>(BDSG (DSGVO) oder DSG NRW)</text:span></text:p>
          <text:p text:style-name="P8" loext:marker-style-name="T1"><text:span text:style-name="T1">Das BDSG gilt für öffentliche Stellen.</text:span></text:p>
          <text:p text:style-name="P4" loext:marker-style-name="T1"><text:span text:style-name="T3">Das LDSG wird nur verwendet, wenn öffentliche Stellen eines Bundeslandes personenbezogene Daten verarbeiten.</text:span><text:span text:style-name="T1"><text:line-break/></text:span></text:p>
        </text:list-item>
        <text:list-item>
          <text:p text:style-name="P5" loext:marker-style-name="T1"><text:span text:style-name="T1">Wie lauten die Grundprinzipien des Datenschutzes?</text:span></text:p>
          <text:p text:style-name="P7" loext:marker-style-name="T1"><text:span text:style-name="T3">Transparenz: </text:span><text:span text:style-name="T7">Betroffene müssen über die Verwendung ihrer Daten informiert <text:tab/><text:tab/><text:tab/> werden.</text:span></text:p>
          <text:p text:style-name="P7" loext:marker-style-name="T1"><text:span text:style-name="T3">Zweckbindung: </text:span><text:span text:style-name="T7">Daten dürfen nur für festgelegte und rechtmäßige Zwecke erhoben <text:tab/><text:tab/> <text:s text:c="3"/>werden.</text:span></text:p>
          <text:p text:style-name="P7" loext:marker-style-name="T1"><text:span text:style-name="T3">Datenminimierung: </text:span><text:span text:style-name="T7">Die Verarbeitung personenbezogener Daten muss für den <text:tab/><text:tab/><text:tab/><text:tab/>Zweck relevant sein und auf das notwendige Maß beschränkt <text:tab/><text:tab/><text:tab/>sein.</text:span></text:p>
          <text:p text:style-name="P7" loext:marker-style-name="T1"><text:span text:style-name="T3">Richtigkeit: </text:span><text:span text:style-name="T7">Personenbezogene Daten müssen sachlich richtig und auf dem <text:tab/><text:tab/> <text:s text:c="7"/>aktuellen Stand sein.</text:span></text:p>
          <text:p text:style-name="P7" loext:marker-style-name="T1"><text:span text:style-name="T3">Speicherbegrenzung: </text:span><text:span text:style-name="T7">Personenbezogene Daten dürfen nur so lange gespeichert <text:tab/><text:tab/><text:tab/> <text:s text:c="3"/>werden, wie es erforderlich ist.</text:span></text:p>
          <text:p text:style-name="P7" loext:marker-style-name="T1"><text:span text:style-name="T3">Integrität und Vertraulichkeit: </text:span><text:span text:style-name="T8">Daten müssen sicher aufbewahrt werden und vor <text:tab/><text:tab/><text:tab/><text:tab/><text:tab/> <text:s text:c="4"/>unbefugter oder unrechtmäßiger Verarbeitung <text:tab/><text:tab/><text:tab/><text:tab/><text:tab/> <text:s text:c="4"/>geschützt werden.</text:span></text:p>
          <text:p text:style-name="P7" loext:marker-style-name="T1"><text:span text:style-name="T3">Rechenschaftspflicht: </text:span><text:span text:style-name="T8">Der Verantwortliche ist für die Einhaltung des Gesetzes <text:tab/><text:tab/><text:tab/><text:tab/> <text:s text:c="3"/>verantwortlich und muss dessen Einhaltung nachweisen können.</text:span><text:span text:style-name="T1"><text:line-break/></text:span></text:p>
        </text:list-item>
        <text:list-item>
          <text:p text:style-name="P5" loext:marker-style-name="T1"><text:soft-page-break/><text:span text:style-name="T1">Wann ist die Europäische Datenschutz Grundverordnung in Kraft getreten</text:span><text:bookmark text:name="_GoBack"/><text:span text:style-name="T1">?</text:span></text:p>
          <text:p text:style-name="P5" loext:marker-style-name="T1"><text:span text:style-name="T6">Die Europäische Datenschutzgrundverordnung ist </text:span><text:span text:style-name="T4">25.6.2016 </text:span><text:span text:style-name="T6">in Kraft getreten.</text:span><text:span text:style-name="T1"><text:line-break/></text:span></text:p>
        </text:list-item>
        <text:list-item>
          <text:p text:style-name="P6" loext:marker-style-name="T1"><text:span text:style-name="T1">Welche rechtliche Relevanz hat die Europäische Datenschutz Grundverordnung in Deutschland?</text:span></text:p>
          <text:p text:style-name="P6" loext:marker-style-name="T1"><text:span text:style-name="T1">Sie stärkt das Grundrecht auf informationelle Selbstbestimmung durch höhere Transparenz und mehr Mitbestimmung der Bürgerinnen und Bürger mit Blick auf ihre Daten. Gleichzeitig schafft die Verordnung einen zukunftsorientierten Rechtsrahmen für datenverarbeitende Unternehmen und innovative Geschäftsmodelle.<text:line-break/></text:span></text:p>
        </text:list-item>
        <text:list-item>
          <text:p text:style-name="P9" loext:marker-style-name="T1"><text:span text:style-name="T1">Aufgaben des Datenschutzbeauftragten und des IT-Sicherheitsbeauftragten.</text:span></text:p>
          <text:p text:style-name="P9" loext:marker-style-name="T1"><text:span text:style-name="T1">Der Datenschutzbeauftragte beschäftigt sich ausschließlich mit der Sicherheit und Verarbeitung von personenbezogenen Daten im Unternehmen, wohingegen der IT-Sicherheitsbeauftragte die fehlenden Lücken schließen kann, so dass sämtliche Daten geschützt sin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imbus Sans1"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Textkörper_20_Zchn" style:class="text">
      <style:paragraph-properties fo:margin-top="0in" fo:margin-bottom="0in" style: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3.15in" style:type="center"/>
          <style:tab-stop style:position="6.3in"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Title" style:family="paragraph" style:parent-style-name="Standard" style:next-style-name="Standard" loext:linked-style-name="Titel_20_Zchn"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0.5in" fo:margin-top="0in" fo:margin-bottom="0.139in" style:contextual-spacing="true"/>
    </style:style>
    <style:style style:name="Quote" style:family="paragraph" style:parent-style-name="Standard" style:next-style-name="Standard" loext:linked-style-name="Zitat_20_Zchn">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ives_20_Zitat_20_Zchn">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Frame_20_contents" style:display-name="Frame contents" style:family="paragraph" style:parent-style-name="Standard" style:class="extra"/>
    <style:style style:name="Default_20_Paragraph_20_Font_20__28_WW_29_" style:display-name="Default Paragraph Font (WW)" style:family="text"/>
    <style:style style:name="Kopfzeile_20_Zchn" style:display-name="Kopfzeile Zchn" style:family="text" style:parent-style-name="Default_20_Paragraph_20_Font_20__28_WW_29_" loext:linked-style-name="Header">
      <style:text-properties fo:font-size="12pt" style:font-size-asian="12pt" style:font-size-complex="12pt"/>
    </style:style>
    <style:style style:name="Fußzeile_20_Zchn" style:display-name="Fußzeile Zchn" style:family="text" style:parent-style-name="Default_20_Paragraph_20_Font_20__28_WW_29_" loext:linked-style-name="Footer">
      <style:text-properties fo:font-size="12pt" style:font-size-asian="12pt" style:font-size-complex="12pt"/>
    </style:style>
    <style:style style:name="page_20_number" style:display-name="page number" style:family="text" style:parent-style-name="Default_20_Paragraph_20_Font_20__28_WW_29_"/>
    <style:style style:name="Sprechblasentext_20_Zchn" style:display-name="Sprechblasentext Zchn" style:family="text" style:parent-style-name="Default_20_Paragraph_20_Font_20__28_WW_29_"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Überschrift_20_1_20_Zchn" style:display-name="Überschrift 1 Zchn" style:family="text" style:parent-style-name="Default_20_Paragraph_20_Font_20__28_WW_29_" loext:linked-style-name="Heading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_20__28_WW_29_" loext:linked-style-name="Heading_20_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Überschrift_20_3_20_Zchn" style:display-name="Überschrift 3 Zchn" style:family="text" style:parent-style-name="Default_20_Paragraph_20_Font_20__28_WW_29_" loext:linked-style-name="Heading_20_3">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Überschrift_20_4_20_Zchn" style:display-name="Überschrift 4 Zchn" style:family="text" style:parent-style-name="Default_20_Paragraph_20_Font_20__28_WW_29_" loext:linked-style-name="Heading_20_4">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Überschrift_20_5_20_Zchn" style:display-name="Überschrift 5 Zchn" style:family="text" style:parent-style-name="Default_20_Paragraph_20_Font_20__28_WW_29_" loext:linked-style-name="Heading_20_5">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Überschrift_20_6_20_Zchn" style:display-name="Überschrift 6 Zchn" style:family="text" style:parent-style-name="Default_20_Paragraph_20_Font_20__28_WW_29_" loext:linked-style-name="Heading_20_6">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Überschrift_20_8_20_Zchn" style:display-name="Überschrift 8 Zchn" style:family="text" style:parent-style-name="Default_20_Paragraph_20_Font_20__28_WW_29_" loext:linked-style-name="Heading_20_8">
      <style:text-properties fo:color="#4f81bd"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Überschrift_20_9_20_Zchn" style:display-name="Überschrift 9 Zchn" style:family="text" style:parent-style-name="Default_20_Paragraph_20_Font_20__28_WW_29_" loext:linked-style-name="Heading_20_9">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el_20_Zchn" style:display-name="Titel Zchn" style:family="text" style:parent-style-name="Default_20_Paragraph_20_Font_20__28_WW_29_" loext:linked-style-name="Title">
      <style:text-properties fo:color="#17365d" loext:opacity="100%"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Untertitel_20_Zchn" style:display-name="Untertitel Zchn" style:family="text" style:parent-style-name="Default_20_Paragraph_20_Font_20__28_WW_29_" loext:linked-style-name="Subtitle">
      <style:text-properties fo:color="#4f81bd" loext:opacity="100%"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Zitat_20_Zchn" style:display-name="Zitat Zchn"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Intensives_20_Zitat_20_Zchn" style:display-name="Intensives Zitat Zchn" style:family="text" style:parent-style-name="Default_20_Paragraph_20_Font_20__28_WW_29_"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_20__28_WW_29_">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_20__28_WW_29_">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_20__28_WW_29_">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_20__28_WW_29_">
      <style:text-properties fo:font-variant="small-caps" fo:letter-spacing="0.0035in" fo:font-weight="bold" style:font-weight-asian="bold" style:font-weight-complex="bold"/>
    </style:style>
    <style:style style:name="Textkörper_20_Zchn" style:display-name="Textkörper Zchn" style:family="text" style:parent-style-name="Default_20_Paragraph_20_Font_20__28_WW_29_">
      <style:text-properties style:font-name="Arial" fo:font-family="Arial" style:font-family-generic="roman" style:font-pitch="variable" fo:language="de" fo:country="D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Larissa-Design">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1.9689in"/>
          <style:tab-stop style:position="6.6937in"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list-style-name="">
      <style:paragraph-properties fo:margin-top="0in" fo:margin-bottom="0in" style:contextual-spacing="false" fo:line-height="100%">
        <style:tab-stops>
          <style:tab-stop style:position="0.7673in"/>
        </style:tab-stops>
      </style:paragraph-properties>
    </style:style>
    <style:style style:name="MP4" style:family="paragraph" style:parent-style-name="Standard" style:list-style-name="">
      <style:paragraph-properties fo:margin-top="0in" fo:margin-bottom="0in" style:contextual-spacing="false" fo:line-height="100%">
        <style:tab-stops>
          <style:tab-stop style:position="0.7673in"/>
        </style:tab-stops>
      </style:paragraph-properties>
      <style:text-properties style:font-name="Calibri" fo:font-size="12pt" fo:font-weight="bold" style:font-size-asian="12pt" style:font-weight-asian="bold" style:font-size-complex="12pt"/>
    </style:style>
    <style:style style:name="MP5" style:family="paragraph" style:parent-style-name="Standard" style:list-style-name="">
      <style:paragraph-properties fo:margin-top="0in" fo:margin-bottom="0in" style:contextual-spacing="false" fo:line-height="100%"/>
      <style:text-properties style:font-name="Calibri" fo:font-size="12pt" fo:font-weight="bold" style:font-size-asian="12pt" style:font-weight-asian="bold" style:font-size-complex="12pt"/>
    </style:style>
    <style:style style:name="MP6" style:family="paragraph" style:parent-style-name="Standard" style:list-style-name="">
      <style:paragraph-properties fo:margin-top="0in" fo:margin-bottom="0in" style:contextual-spacing="false" fo:line-height="100%"/>
    </style:style>
    <style:style style:name="MT1" style:family="text">
      <style:text-properties style:font-name="Calibri"/>
    </style:style>
    <style:style style:name="MT2" style:family="text">
      <style:text-properties style:font-name="Calibri" fo:font-size="12pt" fo:font-weight="bold" style:font-size-asian="12pt" style:font-weight-asian="bold" style:font-size-complex="12pt"/>
    </style:style>
    <style:style style:name="MT3" style:family="text">
      <style:text-properties fo:font-weight="bold" style:font-weight-asian="bold"/>
    </style:style>
    <style:style style:name="MT4" style:family="text">
      <style:text-properties style:font-name="Calibri" fo:font-size="12pt" style:font-size-asian="12pt" style:font-size-complex="12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1346in" fo:margin-right="0.1457in" fo:margin-top="39.1425in" fo:margin-bottom="0in" style:run-through="back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071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126in" fo:margin-right="0.0063in" fo:margin-top="0.0146in" fo:margin-bottom="0.00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898in" fo:margin-bottom="0.0634in" fo:margin-left="0.9846in" fo:margin-right="0.5866in" style:writing-mode="lr-tb" style:layout-grid-color="#c0c0c0" style:layout-grid-lines="27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307in" fo:margin-left="0in" fo:margin-right="0in" fo:margin-top="0.2909in" style:dynamic-spacing="true"/>
      </style:footer-style>
    </style:page-layout>
    <style:page-layout style:name="Mpm2">
      <style:page-layout-properties fo:page-width="8.2681in" fo:page-height="11.6929in" style:num-format="1" style:print-orientation="portrait" fo:margin-top="0.3898in" fo:margin-bottom="0.3937in" fo:margin-left="0.9846in" fo:margin-right="0.5866in" style:writing-mode="lr-tb" style:layout-grid-color="#c0c0c0" style:layout-grid-lines="27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line text:anchor-type="char" draw:z-index="0" draw:name="Line 3" draw:style-name="Mgr1" draw:text-style-name="MP2" svg:x1="-0.4957in" svg:y1="0.2126in" svg:x2="6.9417in" svg:y2="0.213in"><text:p/></draw:line><text:span text:style-name="MT1">ITA 03<text:tab/>Fach: Datenbanken<text:tab/>Thema: Entwicklung der drei Normalformen</text:span><text:span text:style-name="MT1"/></text:p>
      </style:header>
      <style:footer>
        <text:p text:style-name="Footer"/>
      </style:footer>
    </style:master-page>
    <style:master-page style:name="First_20_Page" style:display-name="First Page" style:page-layout-name="Mpm2" draw:style-name="Mdp1" style:next-style-name="Standard">
      <style:header>
        <text:h text:style-name="MP3" text:outline-level="1" loext:marker-style-name="MT2"><draw:frame draw:style-name="Mfr1" draw:name="Bild 1" text:anchor-type="char" svg:x="5.0547in" svg:y="-0.1492in" svg:width="1.5311in" svg:height="1in" draw:z-index="2"><draw:image xlink:href="Pictures/100000000000009300000060F26B261DB0BB24BC.jpg" xlink:type="simple" xlink:show="embed" xlink:actuate="onLoad" draw:mime-type="image/jpeg"/><svg:desc>BKH Logo 2015</svg:desc></draw:frame><text:span text:style-name="MT2">Fach: BSN / ITN</text:span><text:span text:style-name="MT2"/></text:h>
        <text:h text:style-name="MP4" text:outline-level="1" loext:marker-style-name="MT2"/>
        <text:p text:style-name="Text_20_body" loext:marker-style-name="MT3"><text:span text:style-name="MT2">Thema: Einführung in den Datenschutz</text:span><text:span text:style-name="MT2"/></text:p>
        <text:h text:style-name="MP5" text:outline-level="1" loext:marker-style-name="MT2"/>
        <text:h text:style-name="MP6" text:outline-level="1" loext:marker-style-name="MT4"><draw:line text:anchor-type="char" draw:z-index="1" draw:name="Line 4" draw:style-name="Mgr2" draw:text-style-name="MP2" svg:x1="0.002in" svg:y1="0.1917in" svg:x2="6.9413in" svg:y2="0.1921in"><text:p/></draw:line><text:span text:style-name="MT4">Datum:</text:span><text:span text:style-name="MT4"/></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 Langhanki</meta:initial-creator>
    <meta:editing-cycles>8</meta:editing-cycles>
    <meta:print-date>2019-01-24T10:54:00</meta:print-date>
    <meta:creation-date>2019-01-24T11:00:00</meta:creation-date>
    <dc:date>2023-11-21T12:44:41.474417663</dc:date>
    <meta:editing-duration>PT6M8S</meta:editing-duration>
    <meta:generator>LibreOffice/7.6.2.1$Linux_X86_64 LibreOffice_project/60$Build-1</meta:generator>
    <meta:document-statistic meta:table-count="0" meta:image-count="1" meta:object-count="0" meta:page-count="2" meta:paragraph-count="29" meta:word-count="335" meta:character-count="2728" meta:non-whitespace-character-count="2361"/>
    <meta:user-defined meta:name="AppVersion">15.0000</meta:user-defined>
    <meta:user-defined meta:name="Company">Kreisverwaltung Mettmann</meta:user-defined>
    <meta:user-defined meta:name="ContentTypeId">0x01010094CA0A42513EF64D983295D22811B353</meta:user-defined>
    <meta:template xlink:type="simple" xlink:actuate="onRequest" xlink:title="Normal.dotm" xlink:href=""/>
  </office:meta>
</office:document-meta>
</file>